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16f8" officeooo:paragraph-rsid="000d16f8"/>
    </style:style>
    <style:style style:name="P2" style:family="paragraph" style:parent-style-name="Standard">
      <style:text-properties officeooo:paragraph-rsid="000d16f8"/>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T1" style:family="text">
      <style:text-properties officeooo:rsid="000d16f8"/>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gral Test (cont.)</text:p>
      <text:p text:style-name="P1"/>
      <text:p text:style-name="P1">Devstral 2 2512 (free)</text:p>
      <text:p text:style-name="P1"/>
      <text:p text:style-name="P1">To solve the integral:</text:p>
      <text:p text:style-name="P1"/>
      <text:p text:style-name="P1">$$</text:p>
      <text:p text:style-name="P1">\int \frac{\tan^3(\ln(x))}{x} \, dx</text:p>
      <text:p text:style-name="P1">$$</text:p>
      <text:p text:style-name="P1"/>
      <text:p text:style-name="P1">we can use substitution. Let's set:</text:p>
      <text:p text:style-name="P1"/>
      <text:p text:style-name="P1">$$</text:p>
      <text:p text:style-name="P1">u = \ln(x)</text:p>
      <text:p text:style-name="P1">$$</text:p>
      <text:p text:style-name="P1"/>
      <text:p text:style-name="P1">Then, the derivative of \( u \) with respect to \( x \) is:</text:p>
      <text:p text:style-name="P1"/>
      <text:p text:style-name="P1">$$</text:p>
      <text:p text:style-name="P1">\frac{du}{dx} = \frac{1}{x} \quad \Rightarrow \quad du = \frac{1}{x} dx</text:p>
      <text:p text:style-name="P1">$$</text:p>
      <text:p text:style-name="P1"/>
      <text:p text:style-name="P1">Substituting into the integral, we get:</text:p>
      <text:p text:style-name="P1"/>
      <text:p text:style-name="P1">$$</text:p>
      <text:p text:style-name="P1">\int \tan^3(u) \, du</text:p>
      <text:p text:style-name="P1">$$</text:p>
      <text:p text:style-name="P1"/>
      <text:p text:style-name="P1">Now, we need to solve the integral:</text:p>
      <text:p text:style-name="P1"/>
      <text:p text:style-name="P1">$$</text:p>
      <text:p text:style-name="P1">\int \tan^3(u) \, du</text:p>
      <text:p text:style-name="P1">$$</text:p>
      <text:p text:style-name="P1"/>
      <text:p text:style-name="P1">We can use the identity for \(\tan^3(u)\):</text:p>
      <text:p text:style-name="P1"/>
      <text:p text:style-name="P1">$$</text:p>
      <text:p text:style-name="P1">\tan^3(u) = \tan(u) \cdot \tan^2(u) = \tan(u) \cdot (\sec^2(u) - 1)</text:p>
      <text:p text:style-name="P1">$$</text:p>
      <text:p text:style-name="P1"/>
      <text:p text:style-name="P1">Thus, the integral becomes:</text:p>
      <text:p text:style-name="P1"/>
      <text:p text:style-name="P1">$$</text:p>
      <text:p text:style-name="P1">\int \tan(u) \cdot (\sec^2(u) - 1) \, du = \int \tan(u) \sec^2(u) \, du - \int \tan(u) \, du</text:p>
      <text:p text:style-name="P1">$$</text:p>
      <text:p text:style-name="P1"/>
      <text:p text:style-name="P1">Let's solve each part separately.</text:p>
      <text:p text:style-name="P1"/>
      <text:p text:style-name="P1">1. For the first integral:</text:p>
      <text:p text:style-name="P1"/>
      <text:p text:style-name="P1">$$</text:p>
      <text:p text:style-name="P1">\int \tan(u) \sec^2(u) \, du</text:p>
      <text:p text:style-name="P1"><text:soft-page-break/>$$</text:p>
      <text:p text:style-name="P1"/>
      <text:p text:style-name="P1">Let \( v = \tan(u) \), then \( dv = \sec^2(u) \, du \). Therefore:</text:p>
      <text:p text:style-name="P1"/>
      <text:p text:style-name="P1">$$</text:p>
      <text:p text:style-name="P1">\int \tan(u) \sec^2(u) \, du = \int v \, dv = \frac{v^2}{2} + C_1 = \frac{\tan^2(u)}{2} + C_1</text:p>
      <text:p text:style-name="P1">$$</text:p>
      <text:p text:style-name="P1"/>
      <text:p text:style-name="P1">2. For the second integral:</text:p>
      <text:p text:style-name="P1"/>
      <text:p text:style-name="P1">$$</text:p>
      <text:p text:style-name="P1">\int \tan(u) \, du</text:p>
      <text:p text:style-name="P1">$$</text:p>
      <text:p text:style-name="P1"/>
      <text:p text:style-name="P1">We know that:</text:p>
      <text:p text:style-name="P1"/>
      <text:p text:style-name="P1">$$</text:p>
      <text:p text:style-name="P1">\int \tan(u) \, du = -\ln|\cos(u)| + C_2</text:p>
      <text:p text:style-name="P1">$$</text:p>
      <text:p text:style-name="P1"/>
      <text:p text:style-name="P1">Combining these results, we get:</text:p>
      <text:p text:style-name="P1"/>
      <text:p text:style-name="P1">$$</text:p>
      <text:p text:style-name="P1">\int \tan^3(u) \, du = \frac{\tan^2(u)}{2} + \ln|\cos(u)| + C</text:p>
      <text:p text:style-name="P1">$$</text:p>
      <text:p text:style-name="P1"/>
      <text:p text:style-name="P1">Substituting back \( u = \ln(x) \), we obtain:</text:p>
      <text:p text:style-name="P1"/>
      <text:p text:style-name="P1">$$</text:p>
      <text:p text:style-name="P1">\int \frac{\tan^3(\ln(x))}{x} \, dx = \frac{\tan^2(\ln(x))}{2} + \ln|\cos(\ln(x))| + C</text:p>
      <text:p text:style-name="P1">$$</text:p>
      <text:p text:style-name="P1"/>
      <text:p text:style-name="P1">Therefore, the solution to the integral is:</text:p>
      <text:p text:style-name="P1"/>
      <text:p text:style-name="P1">$$</text:p>
      <text:p text:style-name="P1">\boxed{\frac{\tan^2(\ln(x))}{2} + \ln|\cos(\ln(x))| + C}</text:p>
      <text:p text:style-name="P1">$$</text:p>
      <text:p text:style-name="P1"/>
      <text:p text:style-name="P1">Deepseek V3.1 Nex N1 (free)</text:p>
      <text:p text:style-name="P1"/>
      <text:p text:style-name="P1">Of course. Let's solve the integral step-by-step:</text:p>
      <text:p text:style-name="P1"/>
      <text:p text:style-name="P1">$$ \int \frac{\tan^3(\ln(x))}{x} \, dx $$</text:p>
      <text:p text:style-name="P1"/>
      <text:p text:style-name="P1">### Step 1: Recognize the structure and choose a substitution</text:p>
      <text:p text:style-name="P1"/>
      <text:p text:style-name="P1">The integrand is a composite function. We have `f(g(x))`, where the outer function is $f(u) = \tan^3(u)$ and the inner function is $g(x) = \ln(x)$.</text:p>
      <text:p text:style-name="P1"/>
      <text:p text:style-name="P1">A good first step is to substitute the inner function. Let:</text:p>
      <text:p text:style-name="P1"/>
      <text:p text:style-name="P1">$$ u = \ln(x) $$</text:p>
      <text:p text:style-name="P1"><text:soft-page-break/></text:p>
      <text:p text:style-name="P1">Now, we need to find the differential $du$ in terms of $dx$. The derivative of $\ln(x)$ is $1/x$.</text:p>
      <text:p text:style-name="P1"/>
      <text:p text:style-name="P1">$$ \frac{du}{dx} = \frac{1}{x} \implies du = \frac{1}{x} dx $$</text:p>
      <text:p text:style-name="P1"/>
      <text:p text:style-name="P1">Look at our original integral. We can see the $1/x \, dx$ term, which is exactly our $du$. This is a very favorable situation.</text:p>
      <text:p text:style-name="P1"/>
      <text:p text:style-name="P1">### Step 2: Rewrite the integral in terms of u</text:p>
      <text:p text:style-name="P1"/>
      <text:p text:style-name="P1">Our integral is $\int \tan^3(\ln(x)) \cdot \frac{1}{x} \, dx$.</text:p>
      <text:p text:style-name="P1">Substituting $u = \ln(x)$ and $du = \frac{1}{x} dx$, we get:</text:p>
      <text:p text:style-name="P1"/>
      <text:p text:style-name="P1">$$ \int \tan^3(u) \, du $$</text:p>
      <text:p text:style-name="P1"/>
      <text:p text:style-name="P1">Our problem is now simplified to solving this trigonometric integral.</text:p>
      <text:p text:style-name="P1"/>
      <text:p text:style-name="P1">### Step 3: Solve the integral of tan³(u)</text:p>
      <text:p text:style-name="P1"/>
      <text:p text:style-name="P1">To integrate $\tan^3(u)$, we need to manipulate it into a more integrable form. We can use a trigonometric identity and a clever splitting of the terms.</text:p>
      <text:p text:style-name="P1"/>
      <text:p text:style-name="P1">Let's rewrite $\tan^3(u)$ as $\tan(u) \cdot \tan^2(u)$. Now, we can use the Pythagorean identity $\tan^2(u) = \sec^2(u) - 1$.</text:p>
      <text:p text:style-name="P1"/>
      <text:p text:style-name="P1">$$ \tan^3(u) = \tan(u) (\sec^2(u) - 1) = \tan(u)\sec^2(u) - \tan(u) $$</text:p>
      <text:p text:style-name="P1"/>
      <text:p text:style-name="P1">So, our integral becomes:</text:p>
      <text:p text:style-name="P1"/>
      <text:p text:style-name="P1">$$ \int (\tan(u)\sec^2(u) - \tan(u)) \, du = \int \tan(u)\sec^2(u) \, du - \int \tan(u) \, du $$</text:p>
      <text:p text:style-name="P1"/>
      <text:p text:style-name="P1">Now we can solve these two simpler integrals separately.</text:p>
      <text:p text:style-name="P1"/>
      <text:p text:style-name="P1">**For the first integral:** $\int \tan(u)\sec^2(u) \, du$</text:p>
      <text:p text:style-name="P1">This is a classic case for a substitution. Let:</text:p>
      <text:p text:style-name="P1"/>
      <text:p text:style-name="P1">$$ v = \tan(u) $$</text:p>
      <text:p text:style-name="P1">$$ dv = \sec^2(u) \, du $$</text:p>
      <text:p text:style-name="P1"/>
      <text:p text:style-name="P1">The integral becomes:</text:p>
      <text:p text:style-name="P1">$$ \int v \, dv = \frac{1}{2}v^2 + C_1 = \frac{1}{2}\tan^2(u) + C_1 $$</text:p>
      <text:p text:style-name="P1"/>
      <text:p text:style-name="P1">**For the second integral:** $\int \tan(u) \, du$</text:p>
      <text:p text:style-name="P1">This is a standard integral. We can derive it by rewriting $\tan(u)$ as $\sin(u)/\cos(u)$ and using another substitution, or we can look it up in a table of integrals.</text:p>
      <text:p text:style-name="P1"/>
      <text:p text:style-name="P1">$$ \int \tan(u) \, du = \ln|\sec(u)| + C_2 $$</text:p>
      <text:p text:style-name="P1">(Note: This is equivalent to $-\ln|\cos(u)|$.)</text:p>
      <text:p text:style-name="P1"/>
      <text:p text:style-name="P1">### Step 4: Combine the results</text:p>
      <text:p text:style-name="P1"/>
      <text:p text:style-name="P1">Now we combine the results from the two parts:</text:p>
      <text:p text:style-name="P1"><text:soft-page-break/></text:p>
      <text:p text:style-name="P1">$$ \int \tan^3(u) \, du = \frac{1}{2}\tan^2(u) - \ln|\sec(u)| + C $$</text:p>
      <text:p text:style-name="P1">(where $C$ combines the constants $C_1$ and $C_2$).</text:p>
      <text:p text:style-name="P1"/>
      <text:p text:style-name="P1">### Step 5: Substitute back in terms of x</text:p>
      <text:p text:style-name="P1"/>
      <text:p text:style-name="P1">Remember our original substitution was $u = \ln(x)$. Now we substitute this back into our answer to get the final result in terms of x.</text:p>
      <text:p text:style-name="P1"/>
      <text:p text:style-name="P1">$$ \frac{1}{2}\tan^2(\ln(x)) - \ln|\sec(\ln(x))| + C $$</text:p>
      <text:p text:style-name="P1"/>
      <text:p text:style-name="P1">This is the final answer.</text:p>
      <text:p text:style-name="P1"/>
      <text:p text:style-name="P1">### Final Answer</text:p>
      <text:p text:style-name="P1"/>
      <text:p text:style-name="P1">$$ \boxed{\frac{1}{2}\tan^2(\ln(x)) - \ln|\sec(\ln(x))| + C} $$</text:p>
      <text:p text:style-name="P1"/>
      <text:p text:style-name="P1">Nova 2 Lite (free)</text:p>
      <text:p text:style-name="P1"/>
      <text:p text:style-name="P1">To solve the integral <text:s/></text:p>
      <text:p text:style-name="P1">$$</text:p>
      <text:p text:style-name="P1">\int \frac{\tan^3(\ln x)}{x} \, dx,</text:p>
      <text:p text:style-name="P1">$$ <text:s/></text:p>
      <text:p text:style-name="P1">we proceed step-by-step using substitution and trigonometric identities.</text:p>
      <text:p text:style-name="P1"/>
      <text:p text:style-name="P1">---</text:p>
      <text:p text:style-name="P1"/>
      <text:p text:style-name="P1">### **Step 1: Substitution**</text:p>
      <text:p text:style-name="P1"/>
      <text:p text:style-name="P1">Let: <text:s/></text:p>
      <text:p text:style-name="P1">$$</text:p>
      <text:p text:style-name="P1">u = \ln x \quad \Rightarrow \quad du = \frac{1}{x} dx.</text:p>
      <text:p text:style-name="P1">$$ <text:s/></text:p>
      <text:p text:style-name="P1">This transforms the integral into: <text:s/></text:p>
      <text:p text:style-name="P1">$$</text:p>
      <text:p text:style-name="P1">\int \tan^3(u) \, du.</text:p>
      <text:p text:style-name="P1">$$</text:p>
      <text:p text:style-name="P1"/>
      <text:p text:style-name="P1">---</text:p>
      <text:p text:style-name="P1"/>
      <text:p text:style-name="P1">### **Step 2: Simplify $\tan^3(u)$**</text:p>
      <text:p text:style-name="P1"/>
      <text:p text:style-name="P1">Since the power of $\tan u$ is **odd**, we use the identity: <text:s/></text:p>
      <text:p text:style-name="P1">$$</text:p>
      <text:p text:style-name="P1">\tan^2 u = \sec^2 u - 1.</text:p>
      <text:p text:style-name="P1">$$ <text:s/></text:p>
      <text:p text:style-name="P1">Thus, <text:s/></text:p>
      <text:p text:style-name="P1">$$</text:p>
      <text:p text:style-name="P1">\tan^3 u = \tan u \cdot \tan^2 u = \tan u (\sec^2 u - 1).</text:p>
      <text:p text:style-name="P1">$$ <text:s/></text:p>
      <text:p text:style-name="P1">Now expand the integral: <text:s/></text:p>
      <text:p text:style-name="P1">$$</text:p>
      <text:p text:style-name="P1"><text:soft-page-break/>\int \tan^3 u \, du = \int \tan u (\sec^2 u - 1) \, du = \int \tan u \sec^2 u \, du - \int \tan u \, du.</text:p>
      <text:p text:style-name="P1">$$</text:p>
      <text:p text:style-name="P1"/>
      <text:p text:style-name="P1">---</text:p>
      <text:p text:style-name="P1"/>
      <text:p text:style-name="P1">### **Step 3: Solve Each Integral**</text:p>
      <text:p text:style-name="P1"/>
      <text:p text:style-name="P1">#### **First Integral: $\int \tan u \sec^2 u \, du$**</text:p>
      <text:p text:style-name="P1"/>
      <text:p text:style-name="P1">Let $ w = \tan u $, so $ dw = \sec^2 u \, du $. Then: <text:s/></text:p>
      <text:p text:style-name="P1">$$</text:p>
      <text:p text:style-name="P1">\int \tan u \sec^2 u \, du = \int w \, dw = \frac{1}{2} w^2 + C = \frac{1}{2} \tan^2 u + C.</text:p>
      <text:p text:style-name="P1">$$</text:p>
      <text:p text:style-name="P1"/>
      <text:p text:style-name="P1">#### **Second Integral: $\int \tan u \, du$**</text:p>
      <text:p text:style-name="P1"/>
      <text:p text:style-name="P1">We use the standard result: <text:s/></text:p>
      <text:p text:style-name="P1">$$</text:p>
      <text:p text:style-name="P1">\int \tan u \, du = -\ln|\cos u| + C.</text:p>
      <text:p text:style-name="P1">$$</text:p>
      <text:p text:style-name="P1"/>
      <text:p text:style-name="P1">---</text:p>
      <text:p text:style-name="P1"/>
      <text:p text:style-name="P1">### **Step 4: Combine Results**</text:p>
      <text:p text:style-name="P1"/>
      <text:p text:style-name="P1">Putting both parts together: <text:s/></text:p>
      <text:p text:style-name="P1">$$</text:p>
      <text:p text:style-name="P1">\int \tan^3 u \, du = \frac{1}{2} \tan^2 u - (-\ln|\cos u|) + C = \frac{1}{2} \tan^2 u + \ln|\cos u| + C.</text:p>
      <text:p text:style-name="P1">$$</text:p>
      <text:p text:style-name="P1"/>
      <text:p text:style-name="P1">---</text:p>
      <text:p text:style-name="P1"/>
      <text:p text:style-name="P1">### **Step 5: Substitute Back $u = \ln x$**</text:p>
      <text:p text:style-name="P1"/>
      <text:p text:style-name="P1">Recall $ u = \ln x $, so: <text:s/></text:p>
      <text:p text:style-name="P1">$$</text:p>
      <text:p text:style-name="P1">\frac{1}{2} \tan^2(\ln x) + \ln|\cos(\ln x)| + C.</text:p>
      <text:p text:style-name="P1">$$</text:p>
      <text:p text:style-name="P1"/>
      <text:p text:style-name="P1">---</text:p>
      <text:p text:style-name="P1"/>
      <text:p text:style-name="P1">### **Final Answer**</text:p>
      <text:p text:style-name="P1"/>
      <text:p text:style-name="P1">$$</text:p>
      <text:p text:style-name="P1">\boxed{\frac{1}{2} \tan^{2}(\ln x) + \ln|\cos(\ln x)| + C}</text:p>
      <text:p text:style-name="P1">$$</text:p>
      <text:p text:style-name="P1"/>
      <text:p text:style-name="P1">Trinity Mini (free)</text:p>
      <text:p text:style-name="P1"><text:tab/></text:p>
      <text:p text:style-name="P1"><text:tab/>Resoning: </text:p>
      <text:p text:style-name="P1"><text:tab/><text:tab/>Okay, let's tackle this integral: ∫ tan³(ln(x)) / x dx. Hmm, first, I need to simplify the integrand. The tangent cubed function with a logarithm inside might be tricky. Let me see... I recall <text:soft-page-break/>that tan³θ can be expressed in terms of multiple angles. Specifically, tan³θ = (3tanθ - tan³θ)/3? Wait, no, that's not right. Wait, the identity for tan(3θ) is (3tanθ - tan³θ)/(1 - 3tan²θ). But here I have tan³θ, so maybe I can write it as tanθ * tan²θ. And tan²θ is sec²θ - 1. So tan³θ = tanθ (sec²θ - 1) = tanθ sec²θ - tanθ. That might help.</text:p>
      <text:p text:style-name="Text_20_body">So substituting that in, the integral becomes ∫ [tan(ln(x)) sec²(ln(x)) - tan(ln(x))] / x dx. Now, I can split this into two integrals: ∫ tan(ln(x)) sec²(ln(x)) / x dx - ∫ tan(ln(x)) / x dx.</text:p>
      <text:p text:style-name="Text_20_body">Now, looking at the first integral, ∫ tan(ln(x)) sec²(ln(x)) / x dx. Let me set u = ln(x). Then du/dx = 1/x, so du = dx/x. That's perfect because there's a dx/x in the integral. So substituting u = ln(x), the integral becomes ∫ tan(u) sec²(u) du.</text:p>
      <text:p text:style-name="Text_20_body">The integral of tan(u) sec²(u) du. I know that the derivative of sec(u) is sec(u) tan(u), so this looks like a standard substitution. Let v = sec(u), then dv = sec(u) tan(u) du. Wait, but here I have tan(u) sec²(u) du, which is tan(u) sec(u) * sec(u) du. Hmm, maybe another approach. Let me set w = tan(u), then dw = sec²(u) du. Then the integral becomes ∫ w dw. Because tan(u) sec²(u) du = w * dw. So ∫ w dw = (1/2)w² + C = (1/2) tan²(u) + C.</text:p>
      <text:p text:style-name="Text_20_body">So the first integral is (1/2) tan²(ln(x)) + C.</text:p>
      <text:p text:style-name="Text_20_body">Now the second integral is ∫ tan(ln(x)) / x dx. Again, with u = ln(x), du = dx/x, so this becomes ∫ tan(u) du. The integral of tan(u) is ∫ sin(u)/cos(u) du. Let v = cos(u), dv = -sin(u) du. So ∫ -dv/v = -ln|v| + C = -ln|cos(u)| + C. Which is equivalent to ln|sec(u)| + C.</text:p>
      <text:p text:style-name="Text_20_body">So putting it all together, the original integral is (1/2) tan²(ln(x)) - ln|sec(ln(x))| + C. Wait, but let me check the signs. The second integral was subtracted, so it's minus the integral of tan(u) du. So the second term is - [ln|sec(u)|] + C.</text:p>
      <text:p text:style-name="Text_20_body">Wait, but ln|sec(u)| is the same as -ln|cos(u)|. So the entire expression is (1/2) tan²(ln(x)) - ln|sec(ln(x))| + C.</text:p>
      <text:p text:style-name="Text_20_body">But maybe I can simplify this further. Let me see. Alternatively, I can write it as (1/2) tan²(ln(x)) + ln|cos(ln(x))| + C. Because -ln|sec(u)| = ln|cos(u)|.</text:p>
      <text:p text:style-name="Text_20_body">But I should check if this is correct. Let me verify by differentiating. Let F(x) = (1/2) tan²(ln(x)) + ln|cos(ln(x))|.</text:p>
      <text:p text:style-name="Text_20_body">First, derivative of (1/2) tan²(ln(x)): Let u = ln(x), so d/dx [tan²(u)] = 2 tan(u) sec²(u) * (1/x). So (1/2)*2 tan(u) sec²(u)/x = tan(u) sec²(u)/x.</text:p>
      <text:p text:style-name="Text_20_body">Then derivative of ln|cos(u)|: d/du [ln|cos(u)|] = (1/cos(u)) * (-sin(u)) * du/dx = -tan(u) * (1/x). So the total derivative is [tan(u) sec²(u)/x] + [-tan(u)/x] = tan(u)/x (sec²(u) - 1).</text:p>
      <text:p text:style-name="Text_20_body">But sec²(u) - 1 = tan²(u), so this becomes tan(u)/x * tan²(u) = tan³(u)/x. Which matches the original integrand. So yes, that's correct.</text:p>
      <text:p text:style-name="Text_20_body">Therefore, the integral is (1/2) tan²(ln(x)) + ln|cos(ln(x))| + C. Alternatively, written as (1/2) tan²(ln(x)) - ln|sec(ln(x))| + C. Either form is acceptable.</text:p>
      <text:p text:style-name="Text_20_body">But the problem might expect a simplified form. Let me see if there's another way. Alternatively, using the identity for tan³θ. Wait, earlier I thought about expressing tan³θ as (3tanθ - tan³θ)/3? No, that's not right. Wait, the correct identity is tan(3θ) = (3tanθ - tan³θ)/(1 - 3tan²θ). But that's for tan(3θ), not tan³θ. So maybe not helpful here.</text:p>
      <text:p text:style-name="Text_20_body"><text:soft-page-break/>Alternatively, using the substitution u = ln(x) from the start. Let u = ln(x), then du = dx/x. The integral becomes ∫ tan³(u) du. Now, how to integrate tan³(u). As before, tan³(u) = tanθ (sec²θ - 1) = tanθ sec²θ - tanθ. So ∫ (tanθ sec²θ - tanθ) du.</text:p>
      <text:p text:style-name="Text_20_body">The first term: ∫ tanθ sec²θ du. Let v = tanθ, dv = sec²θ du. So ∫ v dv = v²/2 + C = (1/2) tan²θ + C.</text:p>
      <text:p text:style-name="Text_20_body">The second term: ∫ tanθ du. Which is ∫ tanθ dθ = -ln|cosθ| + C.</text:p>
      <text:p text:style-name="Text_20_body">So the integral is (1/2) tan²θ - ln|cosθ| + C. Substituting back θ = u = ln(x), so (1/2) tan²(ln(x)) - ln|cos(ln(x))| + C.</text:p>
      <text:p text:style-name="Text_20_body">So the final answer is (1/2) tan²(ln(x)) - ln|cos(ln(x))| + C.</text:p>
      <text:p text:style-name="Text_20_body">But the problem might expect the answer in a boxed format. Let me present it neatly.</text:p>
      <text:p text:style-name="P1"><text:tab/>Answer:</text:p>
      <text:p text:style-name="P1"><text:tab/><text:tab/>$\dfrac{1}{2}\tan^{2}(\ln(x)) - \ln\left|\cos(\ln(x))\right| + C$</text:p>
      <text:p text:style-name="P1"/>
      <text:p text:style-name="P1">Olmo 3 32B Think (free)</text:p>
      <text:p text:style-name="P1"/>
      <text:p text:style-name="P1"><text:tab/>Reasoning: </text:p>
      <text:p text:style-name="P2"><text:span text:style-name="T1"><text:tab/><text:tab/></text:span>Okay, so I need to solve the integral of tan cubed of the natural log of x, all over x, dx. Let me write that down first to make sure I have it right: ∫ [tan³(ln(x))] / x dx. Hmm, alright. Let's see. Integrals involving trigonometric functions and logarithms can be tricky. Maybe substitution is the way to go here?</text:p>
      <text:p text:style-name="Text_20_body">First, I remember that when there's a function inside another function, substitution might help. The inner function here is ln(x), and the outer function is tan cubed. Also, there's a 1/x term, which is the derivative of ln(x). That seems promising because substitution often works when the derivative of the inner function is present. Let me try that.</text:p>
      <text:p text:style-name="Text_20_body">Let me set u = ln(x). Then, the derivative du/dx is 1/x, so du = (1/x) dx. That means the (1/x) dx part in the integral can be replaced by du. So substituting, the integral becomes ∫ tan³(u) du. Oh, nice! So the original integral simplifies to integrating tan cubed u with respect to u. Now, I just need to figure out how to integrate tan³(u).</text:p>
      <text:p text:style-name="Text_20_body">Hmm, integrating tan cubed. I remember that for integrals involving tan^n u, there's a reduction formula or maybe a trigonometric identity that can help. Let me recall. The standard approach for tan^3 u is to rewrite it using the identity tan²u = sec²u - 1. Let's try that.</text:p>
      <text:p text:style-name="Text_20_body">So, tan³u = tan u * tan²u = tan u (sec²u - 1). Therefore, the integral becomes ∫ tan u (sec²u - 1) du. Let's split that into two integrals: ∫ tan u sec²u du - ∫ tan u du.</text:p>
      <text:p text:style-name="Text_20_body">Now, let's tackle each integral separately. The first one is ∫ tan u sec²u du. For this, maybe substitution again? Let me set v = sec u. Then, dv/du = sec u tan u, so dv = sec u tan u du. Wait, but in the integral, I have tan u sec²u du. Let me see. If v = sec u, then dv = sec u tan u du. So, the integral becomes ∫ v * (dv) because sec²u is v squared? Wait, let's see:</text:p>
      <text:p text:style-name="Text_20_body">Wait, let me write it again. The integral is tan u * sec²u du. Let me set w = sec u. Then, dw/du = sec u tan u, so dw = sec u tan u du. Hmm, but in the integral, I have tan u * sec²u du. Let me see if I can express this in terms of dw.</text:p>
      <text:p text:style-name="Text_20_body">Expressing sec²u as sec u * sec u, so tan u * sec²u du = tan u * sec u * sec u du. Then, notice that sec u tan u du is part of dw. Let's see:</text:p>
      <text:p text:style-name="Text_20_body"><text:soft-page-break/>Let me write it as ∫ sec u * (tan u sec u du). Since dw = sec u tan u du, then the integral becomes ∫ sec u * dw. But sec u is w, since w = sec u. So this is ∫ w dw. That works!</text:p>
      <text:p text:style-name="Text_20_body">So, substituting, the first integral ∫ tan u sec²u du becomes ∫ w dw, where w = sec u. The integral of w dw is (1/2)w² + C, so substituting back, that's (1/2) sec²u + C.</text:p>
      <text:p text:style-name="Text_20_body">Okay, so the first part is (1/2) sec²u. Now, the second integral is ∫ tan u du. I know that the integral of tan u du is -ln |cos u| + C, or equivalently ln |sec u| + C. Let me confirm: derivative of -ln |cos u| is -(-sin u / cos u) = tan u, yes. So that's correct.</text:p>
      <text:p text:style-name="Text_20_body">Putting it all together, the integral of tan³u du is (1/2) sec²u - (-ln |cos u|) + C? Wait, no. Wait, the original split was ∫ tan³u du = ∫ tan u sec²u du - ∫ tan u du. So the first integral is (1/2) sec²u, and the second integral is - [ -ln |cos u| ]? Wait, let's track the signs.</text:p>
      <text:p text:style-name="Text_20_body">Wait, the second term is minus ∫ tan u du. Since ∫ tan u du is -ln |cos u| + C, then - ∫ tan u du would be ln |cos u| + C. Wait, actually let's do it step by step:</text:p>
      <text:p text:style-name="Text_20_body">Let me write:</text:p>
      <text:p text:style-name="Text_20_body">∫ tan³u du = ∫ tan u sec²u du - ∫ tan u du</text:p>
      <text:p text:style-name="Text_20_body">First integral: (1/2) sec²u + C1</text:p>
      <text:p text:style-name="Text_20_body">Second integral: ∫ tan u du = -ln |cos u| + C2</text:p>
      <text:p text:style-name="Text_20_body">Therefore, the entire expression is (1/2) sec²u - (-ln |cos u|) + C, which simplifies to (1/2) sec²u + ln |cos u| + C. Wait, no, hold on. Wait, the second term is subtracted. So it's:</text:p>
      <text:p text:style-name="Text_20_body">First part: (1/2) sec²u</text:p>
      <text:p text:style-name="Text_20_body">Minus the second integral: - [ -ln |cos u| ] ?</text:p>
      <text:p text:style-name="Text_20_body">Wait, let's clarify:</text:p>
      <text:p text:style-name="Text_20_body">Original expression:</text:p>
      <text:p text:style-name="Text_20_body">∫ tan³u du = [∫ tan u sec²u du] - [∫ tan u du]</text:p>
      <text:p text:style-name="Text_20_body">So that is equal to (1/2 sec²u) - ( - ln |cos u| ) + C</text:p>
      <text:p text:style-name="Text_20_body">Yes, because the integral of tan u is -ln |cos u|, so subtracting that integral would be - ( - ln |cos u| ) = + ln |cos u|. Therefore, altogether:</text:p>
      <text:p text:style-name="Text_20_body">(1/2) sec²u + ln |cos u| + C.</text:p>
      <text:p text:style-name="Text_20_body">Hmm, but maybe we can write this in terms of tan or sec instead of cos? Let me see if that's necessary. Alternatively, perhaps we can simplify further. Let me check if I did everything correctly so far.</text:p>
      <text:p text:style-name="Text_20_body">Alternatively, maybe another approach for integrating tan³u. Let me verify by differentiating the result to see if I get tan³u back.</text:p>
      <text:p text:style-name="Text_20_body">Let me compute the derivative of (1/2) sec²u + ln |cos u|.</text:p>
      <text:p text:style-name="Text_20_body">Derivative of (1/2) sec²u is (1/2)*2 sec²u tan u = sec²u tan u.</text:p>
      <text:p text:style-name="Text_20_body">Derivative of ln |cos u| is (1/cos u)*(-sin u) = -tan u.</text:p>
      <text:p text:style-name="Text_20_body"><text:soft-page-break/>So altogether, the derivative is sec²u tan u - tan u = tan u (sec²u - 1). But sec²u -1 is tan²u, so this becomes tan u * tan²u = tan³u. Perfect! That's exactly the integrand. So my integration is correct.</text:p>
      <text:p text:style-name="Text_20_body">Therefore, the integral of tan³u du is (1/2) sec²u + ln |cos u| + C.</text:p>
      <text:p text:style-name="Text_20_body">So going back to the original substitution. Remember that u = ln x. Therefore, we need to substitute back in terms of x.</text:p>
      <text:p text:style-name="Text_20_body">So replacing u with ln x:</text:p>
      <text:p text:style-name="Text_20_body">(1/2) sec²(ln x) + ln |cos(ln x)| + C.</text:p>
      <text:p text:style-name="Text_20_body">But we can perhaps simplify this expression. Let me see. Let's recall that sec²θ = 1 + tan²θ, but not sure if that helps here. Alternatively, maybe express in terms of exponentials since ln x is inside the trigonometric functions.</text:p>
      <text:p text:style-name="Text_20_body">Alternatively, perhaps we can write sec(ln x) in terms of x. Let me think. Let's note that sec(u) = 1 / cos(u), so sec(ln x) = 1 / cos(ln x). Similarly, cos(ln x) is just cos of ln x, so maybe that's as simplified as it gets. But let me check if there's a better way.</text:p>
      <text:p text:style-name="Text_20_body">Alternatively, maybe express everything in terms of exponentials? Hmm, perhaps not necessary. Let me see if the answer can be written in a more compact form. Let me also check if the absolute value can be dropped, but since cos(ln x) can be positive or negative depending on the value of x, we need to keep the absolute value for the logarithm. However, depending on the domain of x, maybe we can specify, but since the original integral is in terms of x, and ln x is defined for x &gt; 0, so x is positive. But cos(ln x) can still be positive or negative. So keeping the absolute value is safer.</text:p>
      <text:p text:style-name="Text_20_body">Alternatively, sometimes people write ln |cos u| as -ln |sec u|, but I don't know if that's better. Let me see:</text:p>
      <text:p text:style-name="Text_20_body">ln |cos u| = ln |1 / sec u| = - ln |sec u|. So, the expression can also be written as (1/2) sec²u - ln |sec u| + C. Maybe that's another way. Let me see if that's preferable. Let me check the derivative again:</text:p>
      <text:p text:style-name="Text_20_body">If I write (1/2) sec²u - ln |sec u|, then derivative is sec²u tan u - ( (sec u tan u)/sec u ) = sec²u tan u - tan u, which is the same as before. So both forms are equivalent. Depending on which form is considered simpler. Maybe the first form is okay. Let me see.</text:p>
      <text:p text:style-name="Text_20_body">Alternatively, perhaps the problem expects the answer in terms of x without trigonometric functions? Probably not, since the integrand has tan^3(ln x), so the answer will naturally involve trigonometric functions of ln x. So I think the answer is acceptable as is.</text:p>
      <text:p text:style-name="Text_20_body">Therefore, putting it all together, the integral ∫ tan³(ln x)/x dx is equal to (1/2) sec²(ln x) + ln |cos(ln x)| + C, where C is the constant of integration.</text:p>
      <text:p text:style-name="Text_20_body">Wait, but let me check the substitution steps again to make sure I didn't make a mistake. Starting from the beginning:</text:p>
      <text:p text:style-name="Text_20_body">Original integral: ∫ [tan³(ln x)/x] dx.</text:p>
      <text:p text:style-name="Text_20_body">Let u = ln x ⇒ du = (1/x) dx ⇒ (1/x)dx = du. Therefore, the integral becomes ∫ tan³u du. Then, as above, that integrates to (1/2) sec²u + ln |cos u| + C. Then substituting back u = ln x gives the expression above. So that seems correct.</text:p>
      <text:p text:style-name="Text_20_body">Alternatively, maybe the problem expects a different form? Let me see if there's another approach. Let me try integrating by parts instead, just to check.</text:p>
      <text:p text:style-name="Text_20_body"><text:soft-page-break/>Wait, integrating tan^3 u. Let me try integration by parts for practice. Let me set:</text:p>
      <text:p text:style-name="Text_20_body">Let’s let v = tan²u, dv/dx = 2 tan u sec²u du? Wait, no, in terms of u. Wait, if I set for integration by parts:</text:p>
      <text:p text:style-name="Text_20_body">Let me set:</text:p>
      <text:p text:style-name="Text_20_body">Let’s let v = tan²u, and dw = tan u du.</text:p>
      <text:p text:style-name="Text_20_body">Wait, actually, maybe not. Let me think. Integration by parts formula is ∫ v dw = v w - ∫ w dv.</text:p>
      <text:p text:style-name="Text_20_body">Alternatively, perhaps set:</text:p>
      <text:p text:style-name="Text_20_body">Let me try ∫ tan³u du. Let me write it as ∫ tan u * tan²u du. Let me set:</text:p>
      <text:p text:style-name="Text_20_body">Let’s set:</text:p>
      <text:p text:style-name="Text_20_body">Let’s let v = tan u, and dw = tan²u du. Hmm, but then I need to find w, which is ∫ tan²u du. Which is ∫ (sec²u -1 ) du = tan u - u + C. Hmm, so then:</text:p>
      <text:p text:style-name="Text_20_body">Integration by parts would give v w - ∫ w dv = tan u (tan u - u) - ∫ (tan u - u) * sec²u du. Wait, that seems more complicated. Let me compute this:</text:p>
      <text:p text:style-name="Text_20_body">v = tan u ⇒ dv = sec²u du</text:p>
      <text:p text:style-name="Text_20_body">dw = tan²u du ⇒ w = ∫ tan²u du = tan u - u</text:p>
      <text:p text:style-name="Text_20_body">Therefore, ∫ tan³u du = v w - ∫ w dv = tan u (tan u - u) - ∫ (tan u - u) sec²u du</text:p>
      <text:p text:style-name="Text_20_body">Expanding that: tan²u - u tan u - ∫ tan u sec²u du + ∫ u sec²u du</text:p>
      <text:p text:style-name="Text_20_body">Hmm, now the integral ∫ tan u sec²u du we already know is (1/2) sec²u. But now there is an ∫ u sec²u du term, which is more complicated. This seems to be leading to a more complex integral. So perhaps this approach isn't better. Therefore, the original method of using the identity tan²u = sec²u -1 is better. So I think my first method is correct.</text:p>
      <text:p text:style-name="Text_20_body">Therefore, I think the answer is correct as (1/2) sec²(ln x) + ln |cos(ln x)| + C.</text:p>
      <text:p text:style-name="Text_20_body">Alternatively, let me see if the answer can be expressed in terms of ln x or exponentials. Let me note that cos(ln x) can be written using Euler's formula, but that might complicate things. Alternatively, perhaps leave it in terms of cos(ln x). Since the problem didn't specify the form, I think that's acceptable.</text:p>
      <text:p text:style-name="Text_20_body">Wait, but let me check if there's a simplification for sec²(ln x). Since sec²u = 1 + tan²u, so sec²(ln x) = 1 + tan²(ln x). But substituting that back in would give (1/2)(1 + tan²(ln x)) + ln |cos(ln x)| + C. Not sure if that's better. Maybe not. So probably the original form is fine.</text:p>
      <text:p text:style-name="Text_20_body">Alternatively, perhaps combining terms? Let me see. Let me write the answer again:</text:p>
      <text:p text:style-name="Text_20_body">(1/2) sec²(ln x) + ln |cos(ln x)| + C.</text:p>
      <text:p text:style-name="Text_20_body">Alternatively, using the identity ln |cos(ln x)| = - ln |sec(ln x)|, so the expression can be written as (1/2) sec²(ln x) - ln |sec(ln x)| + C. Maybe this is a more compact form? Let me see:</text:p>
      <text:p text:style-name="Text_20_body">Yes, because (1/2) sec²u - ln |sec u| + C. Since sec²u is already there, maybe that's a neater form. Let me check the derivative again for this version:</text:p>
      <text:p text:style-name="Text_20_body"><text:soft-page-break/>d/du [ (1/2) sec²u - ln |sec u| ] = (1/2)(2 sec²u tan u) - ( (sec u tan u)/sec u ) = sec²u tan u - tan u = tan u (sec²u -1 ) = tan^3 u, which is correct. So either form is okay. Depending on preference.</text:p>
      <text:p text:style-name="Text_20_body">Perhaps the second form is slightly simpler because it has fewer terms? Let me see:</text:p>
      <text:p text:style-name="Text_20_body">(1/2) sec²u - ln |sec u| + C versus (1/2) sec²u + ln |cos u| + C. Both are correct. Maybe the first one is better because it uses sec instead of cos? Not sure, but either is acceptable. Since the problem didn't specify, either form should be okay. Maybe I'll present both and see which one is more standard. Wait, actually, in calculus textbooks, sometimes they prefer expressions without absolute values if possible, but since the argument inside the log could be negative, we have to keep the absolute value. Alternatively, since ln |cos u| is equivalent to -ln |sec u|, perhaps writing it as (1/2) sec²u - ln |sec u| + C is better because it has fewer terms. Let me go with that version for the final answer.</text:p>
      <text:p text:style-name="Text_20_body">Therefore, substituting back u = ln x, the integral is:</text:p>
      <text:p text:style-name="Text_20_body">(1/2) sec²(ln x) - ln |sec(ln x)| + C.</text:p>
      <text:p text:style-name="Text_20_body">Alternatively, combining the constants, but since it's an indefinite integral, the constant is arbitrary. So either form is acceptable. Let me check with an example. Suppose x = e^{π/4}, then ln x = π/4, so cos(π/4) is √2/2, so ln |cos(π/4)| is ln(√2/2) which is negative, and sec(π/4) is √2, so ln |sec(π/4)| is ln(√2). So both expressions would differ by a sign, but since they are combined with a minus, they should be equivalent. Let me compute both forms at this point:</text:p>
      <text:p text:style-name="Text_20_body">First form: (1/2) sec²(π/4) + ln |cos(π/4)| = (1/2)(2) + ln(√2/2) = 1 + (ln √2 - ln 2) = 1 + ( (1/2) ln 2 - ln 2 ) = 1 - (1/2) ln 2.</text:p>
      <text:p text:style-name="Text_20_body">Second form: (1/2) sec²(π/4) - ln |sec(π/4)| = 1 - ln(√2) = 1 - (1/2) ln 2. Same result. So both forms are equivalent. So either is fine.</text:p>
      <text:p text:style-name="Text_20_body">Therefore, I can present either. Maybe the first form is more straightforward from the integration steps. Let me stick with the first one I derived: (1/2) sec²(ln x) + ln |cos(ln x)| + C. But to confirm, let me see some references or standard integrals. Wait, actually, in standard integral tables, the integral of tan^3 u du is indeed (1/2) sec²u + ln |cos u| + C. So that's the standard result. So that's probably the preferred form.</text:p>
      <text:p text:style-name="Text_20_body">Therefore, the final answer in terms of x is:</text:p>
      <text:p text:style-name="Text_20_body">(1/2) sec²(ln x) + ln |cos(ln x)| + C.</text:p>
      <text:p text:style-name="Text_20_body">But let me check if there's any simplification possible with the logarithm term. For example, ln |cos(ln x)| can be written as ln |cos(ln x)|, but I don't think that simplifies further. Alternatively, using hyperbolic functions? Probably not necessary.</text:p>
      <text:p text:style-name="Text_20_body">Alternatively, if we exponentiate or something, but since it's an indefinite integral, that's not required. So I think this is as simplified as it gets.</text:p>
      <text:p text:style-name="Text_20_body">Wait a second, let me also consider if the original integral might have a different approach. For example, maybe expanding tan^3 in terms of sine and cosine?</text:p>
      <text:p text:style-name="Text_20_body">tan^3 u = (sin^3 u)/(cos^3 u). Then the integral becomes ∫ sin^3 u / cos^3 u du. Maybe that could be another way to approach it. Let's try that.</text:p>
      <text:p text:style-name="Text_20_body">Express tan³u as sin³u / cos³u. Then, sin³u / cos³u = (sin u / cos u) * (sin²u / cos²u) = tan u * tan²u. Which is the same as before. Alternatively, write sin³u as sin u (1 - cos²u). Let's try that:</text:p>
      <text:p text:style-name="Text_20_body"><text:soft-page-break/>∫ [sin^3 u / cos^3 u] du = ∫ [sin u (1 - cos²u) / cos^3 u] du = ∫ [sin u / cos^3 u - sin u / cos u] du.</text:p>
      <text:p text:style-name="Text_20_body">That splits into two integrals: ∫ sin u / cos^3 u du - ∫ sin u / cos u du.</text:p>
      <text:p text:style-name="Text_20_body">The second integral is straightforward: ∫ sin u / cos u du = -ln |cos u| + C.</text:p>
      <text:p text:style-name="Text_20_body">The first integral: ∫ sin u / cos^3 u du. Let me set w = cos u, then dw = -sin u du. So the integral becomes ∫ (-dw)/w^3 = ∫ -w^{-3} dw = - [ w^{-2}/(-2) ] + C = (1)/(2 w^2) + C = 1/(2 cos²u) + C.</text:p>
      <text:p text:style-name="Text_20_body">Therefore, combining both integrals:</text:p>
      <text:p text:style-name="Text_20_body">First integral: 1/(2 cos²u)</text:p>
      <text:p text:style-name="Text_20_body">Second integral: - (-ln |cos u|) ?</text:p>
      <text:p text:style-name="Text_20_body">Wait, let's track:</text:p>
      <text:p text:style-name="Text_20_body">The original split was:</text:p>
      <text:p text:style-name="Text_20_body">∫ sin^3u / cos^3u du = ∫ [sin u / cos^3 u - sin u / cos u] du = [∫ sin u / cos^3 u du] - [∫ sin u / cos u du]</text:p>
      <text:p text:style-name="Text_20_body">So that is [1/(2 cos²u)] - [ -ln |cos u| ] + C = 1/(2 cos²u) + ln |cos u| + C.</text:p>
      <text:p text:style-name="Text_20_body">But 1/cos²u is sec²u, so this gives (1/2) sec²u + ln |cos u| + C, which matches the previous result! So that's another way to get the same answer. So that confirms that the integration is correct.</text:p>
      <text:p text:style-name="Text_20_body">Therefore, regardless of the method, the integral of tan³u du is indeed (1/2) sec²u + ln |cos u| + C. So substituting back u = ln x, we have the answer.</text:p>
      <text:p text:style-name="Text_20_body">Therefore, the solution to the original integral is:</text:p>
      <text:p text:style-name="Text_20_body">(1/2) sec²(ln x) + ln |cos(ln x)| + C.</text:p>
      <text:p text:style-name="Text_20_body">Alternatively, as mentioned before, this can also be written as (1/2) sec²(ln x) - ln |sec(ln x)| + C, but I think the first form is more direct from the integration steps.</text:p>
      <text:p text:style-name="Text_20_body">Now, just to be thorough, let me check with a specific value. Let's pick a value of x where ln x is a nice angle. Let me choose x = e^{0} = 1. Then ln x = 0. Let's compute the integral from, say, x = 1 to x = e^{π/4}, and see if the antiderivative gives the correct result numerically.</text:p>
      <text:p text:style-name="Text_20_body">First, compute the definite integral from 1 to e^{π/4} of tan³(ln x)/x dx. Let me compute this numerically and compare with the antiderivative evaluated at the bounds.</text:p>
      <text:p text:style-name="Text_20_body">First, the antiderivative F(x) = (1/2) sec²(ln x) + ln |cos(ln x)|.</text:p>
      <text:p text:style-name="Text_20_body">Compute F(e^{π/4}) - F(1):</text:p>
      <text:p text:style-name="Text_20_body">First, at x = e^{π/4}:</text:p>
      <text:p text:style-name="Text_20_body">ln x = π/4. So:</text:p>
      <text:p text:style-name="Text_20_body">sec(π/4) = 1 / cos(π/4) = √2. Therefore, sec²(π/4) = 2. So (1/2)(2) = 1.</text:p>
      <text:p text:style-name="Text_20_body">ln |cos(π/4)| = ln(√2 / 2) = ln(1/√2) = - (1/2) ln 2.</text:p>
      <text:p text:style-name="Text_20_body">Thus, F(e^{π/4}) = 1 - (1/2) ln 2.</text:p>
      <text:p text:style-name="Text_20_body">At x = 1:</text:p>
      <text:p text:style-name="Text_20_body">ln 1 = 0. sec(0) = 1, so sec²(0) = 1. (1/2)(1) = 1/2.</text:p>
      <text:p text:style-name="Text_20_body"><text:soft-page-break/>ln |cos(0)| = ln(1) = 0.</text:p>
      <text:p text:style-name="Text_20_body">Thus, F(1) = 1/2 + 0 = 1/2.</text:p>
      <text:p text:style-name="Text_20_body">Therefore, the definite integral from 1 to e^{π/4} is [1 - (1/2) ln 2] - [1/2] = 1 - 1/2 - (1/2) ln 2 = 1/2 - (1/2) ln 2 ≈ 0.5 - 0.3466 ≈ 0.1534.</text:p>
      <text:p text:style-name="Text_20_body">Now, let's compute the integral numerically. The integral of tan³(ln x)/x dx from 1 to e^{π/4}. Let me make substitution u = ln x, so when x=1, u=0; x=e^{π/4}, u=π/4. Then the integral becomes ∫ from u=0 to u=π/4 of tan³u du. Let's compute that numerically.</text:p>
      <text:p text:style-name="Text_20_body">Compute ∫₀^{π/4} tan³u du. Let's approximate this integral numerically. Let me use substitution or approximate methods.</text:p>
      <text:p text:style-name="Text_20_body">Alternatively, we can use the antiderivative we found: (1/2) sec²u + ln |cos u| evaluated from 0 to π/4.</text:p>
      <text:p text:style-name="Text_20_body">At π/4:</text:p>
      <text:p text:style-name="Text_20_body">(1/2)(2) + ln(√2/2) = 1 + (- (1/2) ln 2) ≈ 1 - 0.3466 ≈ 0.6534</text:p>
      <text:p text:style-name="Text_20_body">At 0:</text:p>
      <text:p text:style-name="Text_20_body">(1/2)(1) + ln(1) = 0.5 + 0 = 0.5</text:p>
      <text:p text:style-name="Text_20_body">Thus, the definite integral is 0.6534 - 0.5 = 0.1534, which matches the previous result. So that checks out. Therefore, the antiderivative is correct.</text:p>
      <text:p text:style-name="Text_20_body">Therefore, I can be confident that the solution is correct.</text:p>
      <text:p text:style-name="Text_20_body">So, the final answer is (1/2) sec²(ln x) + ln |cos(ln x)| + C. Since the problem says to put the answer in a box, probably without the constant, but since it's an indefinite integral, the constant is necessary. Wait, the problem says "Solve the following integral", so likely expects the indefinite integral with + C. Let me check the problem statement again.</text:p>
      <text:p text:style-name="Text_20_body">The original problem is: "Solve the following integral: ∫tan^3(ln(x))/x dx". So yes, it's indefinite, so the answer should include the constant. However, sometimes in some contexts, people omit the constant, but in standard calculus, we include it. The instructions here don't specify, but since they mentioned formatting with LaTeX and to put the final answer in a box, I should include the constant.</text:p>
      <text:p text:style-name="Text_20_body">Alternatively, maybe the question expects a simplified form without the absolute value? Let me think. The argument inside the log is cos(ln x). Since ln x can be any real number (as x&gt;0), cos(ln x) can be positive or negative. Therefore, the absolute value is necessary to keep the logarithm defined. So I should include it.</text:p>
      <text:p text:style-name="Text_20_body">Therefore, the final answer is:</text:p>
      <text:p text:style-name="Text_20_body">(1/2) sec²(ln x) + ln |cos(ln x)| + C</text:p>
      <text:p text:style-name="Text_20_body">Expressed in LaTeX, that would be:</text:p>
      <text:p text:style-name="Text_20_body">\frac{1}{2} \sec^2(\ln x) + \ln |\cos(\ln x)| + C</text:p>
      <text:p text:style-name="Text_20_body">So putting that in a box:</text:p>
      <text:p text:style-name="Text_20_body">\boxed{\frac{1}{2} \sec^2(\ln x) + \ln |\cos(\ln x)| + C}</text:p>
      <text:p text:style-name="Text_20_body"><text:soft-page-break/>Alternatively, if the system expects the constant to be omitted, but I think including it is safer. Let me check if maybe the integral can be expressed without the absolute value by considering the domain. Since x is positive, ln x can be any real number. The cosine of a real number can be positive or negative, so the absolute value is necessary for the logarithm to be real. Therefore, I must keep the absolute value.</text:p>
      <text:p text:style-name="Text_20_body">Alternatively, sometimes people write ln(cos(ln x)) assuming the domain where cos(ln x) is positive, but unless specified, we should include the absolute value. Therefore, the answer with absolute value is correct.</text:p>
      <text:p text:style-name="Text_20_body">Alternatively, maybe the question expects a different form? Let me see if there's another identity. For example, using the identity ln |cos u| = -ln |sec u|, so we can write:</text:p>
      <text:p text:style-name="Text_20_body">\frac{1}{2} \sec^2(\ln x) - \ln |\sec(\ln x)| + C</text:p>
      <text:p text:style-name="Text_20_body">But this is equivalent. Depending on the preference. Let me see which one is more standard. In some textbooks, they might prefer writing in terms of secant, but I think both are acceptable. Since the problem involved tangent, which relates to sine and cosine, maybe the first form is more direct. However, either is correct.</text:p>
      <text:p text:style-name="Text_20_body">Alternatively, let me see what Wolfram Alpha says. Let me quickly check (mentally, since I can't actually access it, but from memory). The integral of tan^3(u) du is indeed (1/2) sec^2(u) + ln |cos u| + C. So that's the standard result. Therefore, I should stick with that.</text:p>
      <text:p text:style-name="Text_20_body">Therefore, the boxed answer is as above. Let me write it again properly formatted with LaTeX:</text:p>
      <text:p text:style-name="Text_20_body">\boxed{\frac{1}{2} \sec^2(\ln x) + \ln|\cos(\ln x)| + C}</text:p>
      <text:p text:style-name="Text_20_body">I can remove the space between ln and | if needed, but LaTeX allows it either way. Probably better without the space: \ln|\cos(\ln x)|. Alternatively, some might write \ln| \cos(\ln x) | but that's more spaces. But as long as it's correct, it's fine.</text:p>
      <text:p text:style-name="Text_20_body">Alternatively, if the system is strict about spacing, but I think \ln|\cos(\ln x)| is acceptable.</text:p>
      <text:p text:style-name="Text_20_body">Yes, so I think that's the final answer.</text:p>
      <text:p text:style-name="P1"><text:tab/>Answer:</text:p>
      <text:p text:style-name="P1"><text:tab/><text:tab/>To solve the integral ∫ tan³(ln(x))/x dx, we use substitution and trigonometric identities. </text:p>
      <text:p text:style-name="P1"/>
      <text:p text:style-name="P1">1. **Substitution**: Let \( u = \ln(x) \). Then, \( du = \frac{1}{x} dx \), so the integral becomes:</text:p>
      <text:p text:style-name="P1"><text:s text:c="3"/>\[</text:p>
      <text:p text:style-name="P1"><text:s text:c="3"/>\int \tan^3(u) \, du</text:p>
      <text:p text:style-name="P1"><text:s text:c="3"/>\]</text:p>
      <text:p text:style-name="P1"/>
      <text:p text:style-name="P1">2. **Trigonometric Identity**: Rewrite \( \tan^3(u) \) using \( \tan^2(u) = \sec^2(u) - 1 \):</text:p>
      <text:p text:style-name="P1"><text:s text:c="3"/>\[</text:p>
      <text:p text:style-name="P1"><text:s text:c="3"/>\tan^3(u) = \tan(u) (\sec^2(u) - 1)</text:p>
      <text:p text:style-name="P1"><text:s text:c="3"/>\]</text:p>
      <text:p text:style-name="P1"><text:s text:c="3"/>The integral splits into two parts:</text:p>
      <text:p text:style-name="P1"><text:s text:c="3"/>\[</text:p>
      <text:p text:style-name="P1"><text:s text:c="3"/>\int \tan(u) \sec^2(u) \, du - \int \tan(u) \, du</text:p>
      <text:p text:style-name="P1"><text:s text:c="3"/>\]</text:p>
      <text:p text:style-name="P1"/>
      <text:p text:style-name="P1"><text:soft-page-break/>3. **Integrate Each Part**:</text:p>
      <text:p text:style-name="P1"><text:s text:c="3"/>- For \( \int \tan(u) \sec^2(u) \, du \), use substitution \( w = \sec(u) \), \( dw = \sec(u) \tan(u) \, du \):</text:p>
      <text:p text:style-name="P1"><text:s text:c="5"/>\[</text:p>
      <text:p text:style-name="P1"><text:s text:c="5"/>\int w \, dw = \frac{1}{2} w^2 + C = \frac{1}{2} \sec^2(u) + C</text:p>
      <text:p text:style-name="P1"><text:s text:c="5"/>\]</text:p>
      <text:p text:style-name="P1"><text:s text:c="3"/>- For \( \int \tan(u) \, du \), the result is:</text:p>
      <text:p text:style-name="P1"><text:s text:c="5"/>\[</text:p>
      <text:p text:style-name="P1"><text:s text:c="5"/>-\ln|\cos(u)| + C</text:p>
      <text:p text:style-name="P1"><text:s text:c="5"/>\]</text:p>
      <text:p text:style-name="P1"/>
      <text:p text:style-name="P1">4. **Combine Results**:</text:p>
      <text:p text:style-name="P1"><text:s text:c="3"/>\[</text:p>
      <text:p text:style-name="P1"><text:s text:c="3"/>\int \tan^3(u) \, du = \frac{1}{2} \sec^2(u) + \ln|\cos(u)| + C</text:p>
      <text:p text:style-name="P1"><text:s text:c="3"/>\]</text:p>
      <text:p text:style-name="P1"/>
      <text:p text:style-name="P1">5. **Substitute Back \( u = \ln(x) \)**:</text:p>
      <text:p text:style-name="P1"><text:s text:c="3"/>\[</text:p>
      <text:p text:style-name="P1"><text:s text:c="3"/>\frac{1}{2} \sec^2(\ln(x)) + \ln|\cos(\ln(x))| + C</text:p>
      <text:p text:style-name="P1"><text:s text:c="3"/>\]</text:p>
      <text:p text:style-name="P1"/>
      <text:p text:style-name="P1">### Final Answer</text:p>
      <text:p text:style-name="P1">\boxed{\frac{1}{2} \sec^2(\ln x) + \ln|\cos(\ln x)| + C}</text:p>
      <text:p text:style-name="P1"/>
      <text:p text:style-name="P1">KAT-Coder-Pro V1 (free)</text:p>
      <text:p text:style-name="P1"/>
      <text:p text:style-name="P1">I'll solve the integral ∫ tan³(ln(x))/x dx step by step.</text:p>
      <text:p text:style-name="P1"/>
      <text:p text:style-name="P1">**Step 1: Use substitution**</text:p>
      <text:p text:style-name="P1"/>
      <text:p text:style-name="P1">Let u = ln(x), then du = (1/x)dx</text:p>
      <text:p text:style-name="P1"/>
      <text:p text:style-name="P1">The integral becomes:</text:p>
      <text:p text:style-name="P1">∫ tan³(u) du</text:p>
      <text:p text:style-name="P1"/>
      <text:p text:style-name="P1">**Step 2: Separate the tangent power**</text:p>
      <text:p text:style-name="P1"/>
      <text:p text:style-name="P1">∫ tan³(u) du = ∫ tan²(u) · tan(u) du</text:p>
      <text:p text:style-name="P1"/>
      <text:p text:style-name="P1">**Step 3: Use the trigonometric identity**</text:p>
      <text:p text:style-name="P1">tan²(u) = sec²(u) - 1</text:p>
      <text:p text:style-name="P1"/>
      <text:p text:style-name="P1">∫ tan³(u) du = ∫ (sec²(u) - 1) · tan(u) du</text:p>
      <text:p text:style-name="P1"/>
      <text:p text:style-name="P1">**Step 4: Split the integral**</text:p>
      <text:p text:style-name="P1">∫ (sec²(u) - 1) · tan(u) du = ∫ sec²(u) · tan(u) du - ∫ tan(u) du</text:p>
      <text:p text:style-name="P1"/>
      <text:p text:style-name="P1">**Step 5: Evaluate each integral**</text:p>
      <text:p text:style-name="P1"/>
      <text:p text:style-name="P1">For the first integral, use substitution:</text:p>
      <text:p text:style-name="P1">Let w = tan(u), then dw = sec²(u) du</text:p>
      <text:p text:style-name="P1"/>
      <text:p text:style-name="P1"><text:soft-page-break/>∫ sec²(u) · tan(u) du = ∫ w dw = w²/2 + C₁ = tan²(u)/2 + C₁</text:p>
      <text:p text:style-name="P1"/>
      <text:p text:style-name="P1">For the second integral:</text:p>
      <text:p text:style-name="P1">∫ tan(u) du = ∫ sin(u)/cos(u) du = -ln|cos(u)| + C₂</text:p>
      <text:p text:style-name="P1"/>
      <text:p text:style-name="P1">**Step 6: Combine the results**</text:p>
      <text:p text:style-name="P1">∫ tan³(u) du = tan²(u)/2 - (-ln|cos(u)|) + C</text:p>
      <text:p text:style-name="P1">= tan²(u)/2 + ln|cos(u)| + C</text:p>
      <text:p text:style-name="P1"/>
      <text:p text:style-name="P1">**Step 7: Substitute back u = ln(x)**</text:p>
      <text:p text:style-name="P1">∫ tan³(ln(x))/x dx = tan²(ln(x))/2 + ln|cos(ln(x))| + C</text:p>
      <text:p text:style-name="P1"/>
      <text:p text:style-name="P1">**Final Answer:**</text:p>
      <text:p text:style-name="P1">∫ tan³(ln(x))/x dx = $\frac{\tan^2(\ln(x))}{2} + \ln|\cos(\ln(x))| + C$</text:p>
      <text:p text:style-name="P1"/>
      <text:p text:style-name="P1">Nemotron Nano 9B V2 (free)</text:p>
      <text:p text:style-name="P1"/>
      <text:p text:style-name="P1"><text:tab/>Reasoning:</text:p>
      <text:p text:style-name="P2"><text:span text:style-name="T1"><text:tab/><text:tab/></text:span>Okay, so I need to solve the integral of tan cubed of natural log x divided by x dx. Let me write that down to make sure I have it right: ∫ [tan³(ln x)] / x dx. Hmm, that looks a bit tricky, but maybe substitution can help here.</text:p>
      <text:p text:style-name="Text_20_body">First, let's think about substitution. The integrand has ln x in the argument of the tangent function, and there's a 1/x term outside. I remember that the derivative of ln x is 1/x, which is present here. That seems promising because substitution often works well when you have a function and its derivative present in the integrand.</text:p>
      <text:p text:style-name="Text_20_body">Let me try letting u = ln x. Then, du/dx = 1/x, which means du = (1/x) dx. Perfect! That takes care of the 1/x dx part. So substituting u in, the integral becomes ∫ tan³(u) du. That simplifies things a lot, right? Now the problem reduces to integrating tan cubed u with respect to u.</text:p>
      <text:p text:style-name="Text_20_body">So now I need to compute ∫ tan³(u) du. Hmm, integrating powers of tangent can be a bit tricky. I remember that for tan^n u, there are reduction formulas, but maybe I can use a simpler method here. Since tan³(u) is an odd power, maybe I can split it into tan²(u) * tan(u) and then use an identity.</text:p>
      <text:p text:style-name="Text_20_body">Wait, tan²(u) is equal to sec²(u) - 1, right? That's a standard identity: tan²θ = sec²θ - 1. So if I rewrite tan³(u) as tan²(u) * tan(u), then substitute tan²(u) with sec²(u) - 1, the integral becomes ∫ [sec²(u) - 1] * tan(u) du.</text:p>
      <text:p text:style-name="Text_20_body">Let me check that algebra: tan³(u) = tan(u) * tan²(u) = tan(u) * (sec²(u) - 1). Yes, that's correct. So expanding that, we have ∫ sec²(u) tan(u) du - ∫ tan(u) du. Now, these two integrals can be handled separately.</text:p>
      <text:p text:style-name="Text_20_body">Starting with the first integral: ∫ sec²(u) tan(u) du. Let me consider substitution here. Let’s set w = tan(u). Then, dw/du = sec²(u), so dw = sec²(u) du. That means the integral ∫ sec²(u) tan(u) du becomes ∫ w dw. Which is straightforward. The integral of w with respect to w is (1/2)w² + C. Substituting back, that's (1/2) tan²(u) + C.</text:p>
      <text:p text:style-name="Text_20_body">Okay, so the first integral is (1/2) tan²(u). Now the second integral is ∫ tan(u) du. The integral of tan(u) is -ln |cos(u)| + C, or equivalently ln |sec(u)| + C. Let me recall: ∫ tan(u) du = ∫ (sin(u)/cos(u)) du. Let z = cos(u), dz = -sin(u) du, so it becomes -∫ dz/z = -ln |z| + C = -ln |cos(u)| + C. So that's correct.</text:p>
      <text:p text:style-name="Text_20_body"><text:soft-page-break/>Putting it all together, the integral of tan³(u) du is (1/2) tan²(u) - (-ln |cos(u)| ) + C, which simplifies to (1/2) tan²(u) + ln |cos(u)| + C. Wait, hold on. Wait, the second integral was -∫ tan(u) du, which is -(-ln |cos(u)| ) + C = +ln |cos(u)| + C. So yes, that's correct.</text:p>
      <text:p text:style-name="Text_20_body">So the integral of tan³(u) du is (1/2) tan²(u) + ln |cos(u)| + C. Alternatively, since ln |cos(u)| can also be written as -ln |sec(u)|, but either form is acceptable.</text:p>
      <text:p text:style-name="Text_20_body">But wait, let me verify this result by differentiating it. Let's take d/du [ (1/2) tan²(u) + ln |cos(u)| ].</text:p>
      <text:p text:style-name="Text_20_body">First, derivative of (1/2) tan²(u) is (1/2)*2 tan(u) sec²(u) = tan(u) sec²(u).</text:p>
      <text:p text:style-name="Text_20_body">Second, derivative of ln |cos(u)| is (1/cos(u)) * (-sin(u)) = -tan(u).</text:p>
      <text:p text:style-name="Text_20_body">So adding them together: tan(u) sec²(u) - tan(u) = tan(u)(sec²(u) - 1) = tan(u) tan²(u) = tan³(u). Which matches the original integrand. Perfect, that checks out.</text:p>
      <text:p text:style-name="Text_20_body">So the integral ∫ tan³(u) du = (1/2) tan²(u) + ln |cos(u)| + C. Alternatively, since we can express this in terms of sec(u), maybe that could be another form, but perhaps we can leave it as is.</text:p>
      <text:p text:style-name="Text_20_body">Now, going back to the substitution. Remember, u = ln x. So substituting back, we have:</text:p>
      <text:p text:style-name="Text_20_body">(1/2) tan²(ln x) + ln |cos(ln x)| + C.</text:p>
      <text:p text:style-name="Text_20_body">Therefore, the original integral ∫ [tan³(ln x)] / x dx equals (1/2) tan²(ln x) + ln |cos(ln x)| + C.</text:p>
      <text:p text:style-name="Text_20_body">Alternatively, maybe we can express ln |cos(ln x)| in terms of another function. Let me see. Since cos(θ) = 1 / sec(θ), so ln |cos(θ)| = -ln |sec(θ)|. So, that term could be written as -ln |sec(ln x)|. But both forms are correct. Depending on which is preferred, but I think either is acceptable.</text:p>
      <text:p text:style-name="Text_20_body">Wait, but let me check if there's a way to combine these terms or simplify further. For example, sometimes in integrals, especially with trigonometric functions, you can express the result in terms of the original variable. However, in this case, substituting back u = ln x gives us the answer in terms of x. So I think the answer is as simplified as possible.</text:p>
      <text:p text:style-name="Text_20_body">Alternatively, maybe we can check differentiation again in terms of x to confirm. Let's compute the derivative of (1/2) tan²(ln x) + ln |cos(ln x)| + C with respect to x.</text:p>
      <text:p text:style-name="Text_20_body">First term: d/dx [ (1/2) tan²(ln x) ] = (1/2)*2 tan(ln x) * sec²(ln x) * (1/x) = tan(ln x) sec²(ln x) / x.</text:p>
      <text:p text:style-name="Text_20_body">Second term: d/dx [ ln |cos(ln x)| ] = (1/cos(ln x)) * (-sin(ln x)) * (1/x) = -tan(ln x) / x.</text:p>
      <text:p text:style-name="Text_20_body">Adding them together: [tan(ln x) sec²(ln x) - tan(ln x)] / x = tan(ln x) [sec²(ln x) - 1] / x.</text:p>
      <text:p text:style-name="Text_20_body">But sec²(ln x) - 1 = tan²(ln x), so this becomes tan(ln x) * tan²(ln x) / x = tan³(ln x) / x, which is exactly the original integrand. Perfect, that's correct.</text:p>
      <text:p text:style-name="Text_20_body">So the solution is verified. Therefore, the integral ∫ [tan³(ln x)] / x dx is equal to (1/2) tan²(ln x) + ln |cos(ln x)| + C.</text:p>
      <text:p text:style-name="Text_20_body">Alternatively, if we wanted to express it in terms of secant, we could write ln |cos(ln x)| as -ln |sec(ln x)|, so the integral would be (1/2) tan²(ln x) - ln |sec(ln x)| + C. Both forms are equivalent.</text:p>
      <text:p text:style-name="Text_20_body">But since the problem didn't specify any particular form, either is acceptable. However, sometimes natural logarithm of cosine might be less common, so perhaps expressing it in terms of secant is preferable? Not sure. Either way is correct.</text:p>
      <text:p text:style-name="Text_20_body"><text:soft-page-break/>Alternatively, if there's a different method to solve this integral, but I think the substitution approach we used is straightforward and works. Let me just recap the steps to ensure I didn't skip anything:</text:p>
      <text:list text:style-name="L1">
        <text:list-item>
          <text:p text:style-name="P4">Let u = ln x =&gt; du = (1/x) dx. Substitution reduces the integral to ∫ tan³ u du.</text:p>
        </text:list-item>
        <text:list-item>
          <text:p text:style-name="P4">Rewrite tan³ u as tan² u * tan u = (sec² u - 1) tan u.</text:p>
        </text:list-item>
        <text:list-item>
          <text:p text:style-name="P4">Split into two integrals: ∫ sec² u tan u du - ∫ tan u du.</text:p>
        </text:list-item>
        <text:list-item>
          <text:p text:style-name="P4">Solve each integral via substitution or known integrals.</text:p>
        </text:list-item>
        <text:list-item>
          <text:p text:style-name="P4">Substitute back u = ln x to express the result in terms of x.</text:p>
        </text:list-item>
        <text:list-item>
          <text:p text:style-name="P3">Verify by differentiation.</text:p>
        </text:list-item>
      </text:list>
      <text:p text:style-name="Text_20_body">All steps check out, so I think this is the correct answer.</text:p>
      <text:p text:style-name="Text_20_body"><text:span text:style-name="Strong_20_Emphasis">Final Answer</text:span><text:line-break/>The integral is equal to \boxed{\frac{1}{2} \tan^2(\ln x) + \ln|\cos(\ln x)| + C}.</text:p>
      <text:p text:style-name="Text_20_body"><text:tab/><text:span text:style-name="T1">Answer:</text:span></text:p>
      <text:p text:style-name="Text_20_body"><text:tab/><text:tab/>To solve the integral \(\int \frac{\tan^3(\ln x)}{x} \, dx\), we can use substitution and trigonometric identities.</text:p>
      <text:p text:style-name="Text_20_body"/>
      <text:p text:style-name="Text_20_body">1. **Substitution**:</text:p>
      <text:p text:style-name="Text_20_body"><text:s text:c="3"/>Let \(u = \ln x\). Then, \(du = \frac{1}{x} \, dx\), which transforms the integral into \(\int \tan^3(u) \, du\).</text:p>
      <text:p text:style-name="Text_20_body"/>
      <text:p text:style-name="Text_20_body">2. **Integrate \(\tan^3(u)\)**:</text:p>
      <text:p text:style-name="Text_20_body"><text:s text:c="3"/>Rewrite \(\tan^3(u)\) as \(\tan^2(u) \cdot \tan(u)\) and use the identity \(\tan^2(u) = \sec^2(u) - 1\):</text:p>
      <text:p text:style-name="Text_20_body"><text:s text:c="3"/>\[</text:p>
      <text:p text:style-name="Text_20_body"><text:s text:c="3"/>\int \tan^3(u) \, du = \int (\sec^2(u) - 1) \tan(u) \, du</text:p>
      <text:p text:style-name="Text_20_body"><text:s text:c="3"/>\]</text:p>
      <text:p text:style-name="Text_20_body"><text:s text:c="3"/>This splits into two integrals:</text:p>
      <text:p text:style-name="Text_20_body"><text:s text:c="3"/>\[</text:p>
      <text:p text:style-name="Text_20_body"><text:s text:c="3"/>\int \sec^2(u) \tan(u) \, du - \int \tan(u) \, du</text:p>
      <text:p text:style-name="Text_20_body"><text:s text:c="3"/>\]</text:p>
      <text:p text:style-name="Text_20_body"/>
      <text:p text:style-name="Text_20_body">3. **Evaluate each integral**:</text:p>
      <text:p text:style-name="Text_20_body"><text:s text:c="3"/>- For \(\int \sec^2(u) \tan(u) \, du\), use substitution \(w = \tan(u)\), \(dw = \sec^2(u) \, du\):</text:p>
      <text:p text:style-name="Text_20_body"><text:s text:c="5"/>\[</text:p>
      <text:p text:style-name="Text_20_body"><text:s text:c="5"/>\int \sec^2(u) \tan(u) \, du = \int w \, dw = \frac{1}{2} w^2 + C = \frac{1}{2} \tan^2(u) + C</text:p>
      <text:p text:style-name="Text_20_body"><text:s text:c="5"/>\]</text:p>
      <text:p text:style-name="Text_20_body"><text:s text:c="3"/>- For \(\int \tan(u) \, du\):</text:p>
      <text:p text:style-name="Text_20_body"><text:soft-page-break/><text:s text:c="5"/>\[</text:p>
      <text:p text:style-name="Text_20_body"><text:s text:c="5"/>\int \tan(u) \, du = -\ln|\cos(u)| + C</text:p>
      <text:p text:style-name="Text_20_body"><text:s text:c="5"/>\]</text:p>
      <text:p text:style-name="Text_20_body"/>
      <text:p text:style-name="Text_20_body">4. **Combine results**:</text:p>
      <text:p text:style-name="Text_20_body"><text:s text:c="3"/>\[</text:p>
      <text:p text:style-name="Text_20_body"><text:s text:c="3"/>\int \tan^3(u) \, du = \frac{1}{2} \tan^2(u) + \ln|\cos(u)| + C</text:p>
      <text:p text:style-name="Text_20_body"><text:s text:c="3"/>\]</text:p>
      <text:p text:style-name="Text_20_body"/>
      <text:p text:style-name="Text_20_body">5. **Substitute back \(u = \ln x\)**:</text:p>
      <text:p text:style-name="Text_20_body"><text:s text:c="3"/>\[</text:p>
      <text:p text:style-name="Text_20_body"><text:s text:c="3"/>\frac{1}{2} \tan^2(\ln x) + \ln|\cos(\ln x)| + C</text:p>
      <text:p text:style-name="Text_20_body"><text:s text:c="3"/>\]</text:p>
      <text:p text:style-name="Text_20_body"/>
      <text:p text:style-name="Text_20_body">6. **Verification**:</text:p>
      <text:p text:style-name="Text_20_body"><text:s text:c="3"/>Differentiating the result confirms it matches the original integrand.</text:p>
      <text:p text:style-name="Text_20_body"/>
      <text:p text:style-name="Text_20_body">### Final Answer</text:p>
      <text:p text:style-name="Text_20_body">The integral is equal to \(\boxed{\frac{1}{2} \tan^2(\ln x) + \ln|\cos(\ln x)| + C}\).</text:p>
      <text:p text:style-name="Text_20_body"/>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ne_20_numbering" style:display-name="Line numbering"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14T15:12:28.883000000</meta:creation-date>
    <dc:date>2025-12-14T15:22:54.881000000</dc:date>
    <meta:editing-duration>PT10M26S</meta:editing-duration>
    <meta:editing-cycles>1</meta:editing-cycles>
    <meta:generator>LibreOffice/7.5.0.3$Windows_X86_64 LibreOffice_project/c21113d003cd3efa8c53188764377a8272d9d6de</meta:generator>
    <meta:document-statistic meta:table-count="0" meta:image-count="0" meta:object-count="0" meta:page-count="19" meta:paragraph-count="465" meta:word-count="8035" meta:character-count="38673" meta:non-whitespace-character-count="31453"/>
  </office:meta>
</office:document-meta>
</file>